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ceptionIncludingMockitoWarnings.ExceptionIncludingMockitoWarnings( String messag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